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1D50D71F01FA8819D75.png" manifest:media-type="image/png"/>
  <manifest:file-entry manifest:full-path="Pictures/10000001000002B8000002505594A7E37AC33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6" style:family="paragraph" style:parent-style-name="Text_20_body">
      <style:text-properties fo:color="#000000" loext:opacity="100%"/>
    </style:style>
    <style:style style:name="P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2"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1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3" style:family="paragraph" style:parent-style-name="Text_20_body">
      <style:text-properties fo:color="#000000" loext:opacity="100%"/>
    </style:style>
    <style:style style:name="P24" style:family="paragraph" style:parent-style-name="Text_20_body">
      <style:text-properties fo:color="#000000" loext:opacity="100%" fo:font-style="normal" officeooo:rsid="001717d7" officeooo:paragraph-rsid="001717d7" style:font-style-asian="normal" style:font-style-complex="normal"/>
    </style:style>
    <style:style style:name="P25" style:family="paragraph" style:parent-style-name="Text_20_body">
      <style:text-properties fo:color="#000000" loext:opacity="100%" fo:font-style="normal" style:font-style-asian="normal" style:font-style-complex="normal"/>
    </style:style>
    <style:style style:name="P26" style:family="paragraph" style:parent-style-name="Text_20_body">
      <style:text-properties fo:color="#000000" loext:opacity="100%" fo:font-style="normal" officeooo:paragraph-rsid="001717d7" style:font-style-asian="normal" style:font-style-complex="normal"/>
    </style:style>
    <style:style style:name="P27"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loext:padding="0cm" loext:border="none"/>
    </style:style>
    <style:style style:name="T3"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4"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style:font-name="Source Serif Pro" fo:font-size="13.5pt" fo:letter-spacing="normal" fo:font-style="normal" fo:font-weight="normal"/>
    </style:style>
    <style:style style:name="T6" style:family="text">
      <style:text-properties fo:font-variant="normal" fo:text-transform="none" style:font-name="Source Serif Pro" fo:font-size="13.5pt" fo:letter-spacing="normal" fo:font-style="normal" fo:font-weight="normal" loext:padding="0cm" loext:border="none"/>
    </style:style>
    <style:style style:name="T7"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8"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9" style:family="text">
      <style:text-properties fo:font-variant="normal" fo:text-transform="none" style:font-name="Source Serif Pro" fo:font-size="13.5pt" fo:letter-spacing="normal" fo:font-style="normal" fo:font-weight="normal" officeooo:rsid="0014ec23" loext:padding="0cm" loext:border="none"/>
    </style:style>
    <style:style style:name="T10"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1"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2" style:family="text">
      <style:text-properties fo:font-variant="normal" fo:text-transform="none" style:font-name="Source Serif Pro" fo:font-size="13.5pt" fo:letter-spacing="normal" fo:font-weight="normal" loext:padding="0cm" loext:border="none"/>
    </style:style>
    <style:style style:name="T13"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14"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15"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16" style:family="text">
      <style:text-properties fo:font-variant="normal" fo:text-transform="none" style:font-name="Source Serif Pro" fo:font-size="13.5pt" fo:letter-spacing="normal" fo:font-style="italic" fo:font-weight="normal" fo:background-color="transparent" loext:char-shading-value="0" style:font-style-asian="italic" style:font-style-complex="italic" loext:padding="0cm" loext:border="none"/>
    </style:style>
    <style:style style:name="T17"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18" style:family="text">
      <style:text-properties fo:font-variant="normal" fo:text-transform="none" style:font-name="Source Serif Pro" fo:font-size="13.5pt" fo:letter-spacing="normal" fo:background-color="transparent" loext:char-shading-value="0" loext:padding="0cm" loext:border="none"/>
    </style:style>
    <style:style style:name="T19"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0"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1" style:family="text">
      <style:text-properties fo:font-variant="normal" fo:text-transform="none" style:font-name="Source Serif Pro" fo:font-size="13.5pt" fo:letter-spacing="normal" fo:font-weight="bold" fo:background-color="transparent" loext:char-shading-value="0" style:font-weight-asian="bold" style:font-weight-complex="bold" loext:padding="0cm" loext:border="none"/>
    </style:style>
    <style:style style:name="T22" style:family="text">
      <style:text-properties fo:font-variant="normal" fo:text-transform="none" fo:color="#000000" loext:opacity="100%" style:font-name="Source Serif Pro" fo:font-size="13.5pt" fo:letter-spacing="normal" fo:font-style="normal" fo:font-weight="normal"/>
    </style:style>
    <style:style style:name="T23" style:family="text">
      <style:text-properties fo:font-variant="normal" fo:text-transform="none" fo:color="#000000" loext:opacity="100%" style:font-name="Source Serif Pro" fo:font-size="13.5pt" fo:letter-spacing="normal" fo:font-style="normal" fo:font-weight="normal" loext:padding="0cm" loext:border="none"/>
    </style:style>
    <style:style style:name="T24" style:family="text">
      <style:text-properties fo:font-variant="normal" fo:text-transform="none" fo:color="#000000" loext:opacity="100%" style:font-name="Source Serif Pro" fo:font-size="13.5pt" fo:letter-spacing="normal" fo:font-style="normal" fo:font-weight="normal" officeooo:rsid="00038eaf"/>
    </style:style>
    <style:style style:name="T25"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2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8"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9" style:family="text">
      <style:text-properties fo:font-variant="normal" fo:text-transform="none" fo:color="#000000"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30" style:family="text">
      <style:text-properties fo:font-variant="normal" fo:text-transform="none" fo:color="#000000" loext:opacity="100%" style:font-name="Source Serif Pro" fo:font-size="13.5pt" fo:letter-spacing="normal" fo:font-weight="normal" officeooo:rsid="000d1cf7" fo:background-color="transparent" loext:char-shading-value="0" loext:padding="0cm" loext:border="none"/>
    </style:style>
    <style:style style:name="T31"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32" style:family="text">
      <style:text-properties fo:font-variant="normal" fo:text-transform="none" fo:color="#0095dd" loext:opacity="100%" style:font-name="Source Serif Pro" fo:font-size="13.5pt" fo:letter-spacing="normal" fo:font-style="normal" fo:font-weight="normal" loext:padding="0cm" loext:border="none"/>
    </style:style>
    <style:style style:name="T33"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34"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35"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36"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37" style:family="text">
      <style:text-properties fo:color="#000000" loext:opacity="100%" style:font-name="Source Serif Pro" fo:font-size="13.5pt" loext:padding="0cm" loext:border="none"/>
    </style:style>
    <style:style style:name="T38" style:family="text">
      <style:text-properties fo:font-style="normal" officeooo:rsid="000d1cf7"/>
    </style:style>
    <style:style style:name="T39" style:family="text">
      <style:text-properties fo:color="#dddddd" loext:opacity="100%" fo:background-color="transparent" loext:char-shading-value="0"/>
    </style:style>
    <style:style style:name="T40" style:family="text">
      <style:text-properties fo:color="#005cc5" loext:opacity="100%" fo:background-color="transparent" loext:char-shading-value="0"/>
    </style:style>
    <style:style style:name="T41" style:family="text">
      <style:text-properties fo:color="#005cc5" loext:opacity="100%" officeooo:rsid="0010a3d5" fo:background-color="transparent" loext:char-shading-value="0"/>
    </style:style>
    <style:style style:name="T42" style:family="text">
      <style:text-properties fo:font-style="italic" style:font-style-asian="italic" style:font-style-complex="italic"/>
    </style:style>
    <style:style style:name="T43" style:family="text">
      <style:text-properties fo:font-style="italic" officeooo:rsid="000d1cf7" style:font-style-asian="italic" style:font-style-complex="italic"/>
    </style:style>
    <style:style style:name="T44" style:family="text">
      <style:text-properties style:font-style-asian="italic" style:font-style-complex="italic"/>
    </style:style>
    <style:style style:name="T45" style:family="text">
      <style:text-properties officeooo:rsid="001132bc" style:font-style-asian="italic" style:font-style-complex="italic"/>
    </style:style>
    <style:style style:name="T46" style:family="text">
      <style:text-properties officeooo:rsid="000d1cf7"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9"><text:span text:style-name="T22">O </text:span><text:span text:style-name="Strong_20_Emphasis"><text:span text:style-name="T23">RabbitMQ</text:span></text:span><text:span text:style-name="T22"> é um software de código aberto (</text:span><text:span text:style-name="Emphasis"><text:span text:style-name="T23">open source</text:span></text:span><text:span text:style-name="T22">)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6"><text:a xlink:type="simple" xlink:href="https://www.rabbitmq.com/" office:target-frame-name="_blank" xlink:show="new" text:style-name="Internet_20_link" text:visited-style-name="Visited_20_Internet_20_Link"><text:span text:style-name="T32">documentação oficial</text:span></text:a><text:span text:style-name="T6"> <text:s/></text:span><text:span text:style-name="T9">e <text:s/></text:span><text:a xlink:type="simple" xlink:href="https://github.com/rabbitmq" office:target-frame-name="_blank" xlink:show="new" text:style-name="Internet_20_link" text:visited-style-name="Visited_20_Internet_20_Link"><text:span text:style-name="T32">repositórios do Github</text:span></text:a><text:span text:style-name="T2"> </text:span><text:span text:style-name="T6">. </text:span></text:p>
      <text:h text:style-name="Heading_20_2" text:outline-level="2">Message broker</text:h>
      <text:p text:style-name="P9"><text:span text:style-name="T22">A função de um </text:span><text:span text:style-name="Emphasis"><text:span text:style-name="T23">message broker </text:span></text:span><text:span text:style-name="T22">(em português, "Agente de mensagens") é atuar como intermediário na gestão do envio e recebimento das mensagens.</text:span></text:p>
      <text:h text:style-name="P1" text:outline-level="4"/>
      <text:h text:style-name="Heading_20_2" text:outline-level="2">Open source</text:h>
      <text:p text:style-name="P2"/>
      <text:p text:style-name="P10"><text:span text:style-name="T22">Por ser </text:span><text:span text:style-name="Emphasis"><text:span text:style-name="T23">open source </text:span></text:span><text:span text:style-name="T22">(em português, "Código aberto"), é uma ferramenta que a comunidade contribui por ser fácil de modificar.</text:span></text:p>
      <text:h text:style-name="P1" text:outline-level="4"/>
      <text:h text:style-name="Heading_20_2" text:outline-level="2">Suporte e plugins para várias linguagens</text:h>
      <text:p text:style-name="P6"><text:span text:style-name="T5">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2"> </text:span></text:span><text:span text:style-name="T5">são as bibliotecas que implementam essa interface de publicar ou consumir mensagens na linguagem que estivermos desenvolvendo a aplicação.</text:span></text:p>
      <text:p text:style-name="P6"><text:a xlink:type="simple" xlink:href="https://www.rabbitmq.com/" office:target-frame-name="_blank" xlink:show="new" text:style-name="Internet_20_link" text:visited-style-name="Visited_20_Internet_20_Link"><text:span text:style-name="T32">Documentação oficial RabbitMQ</text:span></text:a></text:p>
      <text:h text:style-name="Heading_20_2" text:outline-level="2">Protocolo AMQP</text:h>
      <text:p text:style-name="P9"><text:span text:style-name="T22">O RabbitMQ oferece suporte para diversos protocolos, como MQTT (</text:span><text:span text:style-name="Emphasis"><text:span text:style-name="T23">Message Queuing Telemetry Transport</text:span></text:span><text:span text:style-name="T22">), STOMP e HTTP. Mas o principal protocolo dele é o AMQP (</text:span><text:span text:style-name="Emphasis"><text:span text:style-name="T23">Advanced Message Queuing </text:span></text:span><text:soft-page-break/><text:span text:style-name="Emphasis"><text:span text:style-name="T23">Protocol</text:span></text:span><text:span text:style-name="T22">, em português "Protocolo de enfileiramento de mensagens avançado").</text:span></text:p>
      <text:p text:style-name="P9"><text:span text:style-name="T22">A AMQP é um protocolo avançado de enfileiramento de mensagens, baseado no TCP (</text:span><text:span text:style-name="Emphasis"><text:span text:style-name="T23">Transmission Control Protocol</text:span></text:span><text:span text:style-name="T22">). Por isso, é rápido e confiável.</text:span></text:p>
      <text:p text:style-name="P9"><text:span text:style-name="T22">O RabbitMQ usa o padrão </text:span><text:span text:style-name="Strong_20_Emphasis"><text:span text:style-name="T28">Pub/Sub</text:span></text:span><text:span text:style-name="T22">(</text:span><text:span text:style-name="Emphasis"><text:span text:style-name="T23">Publish/Subscribe</text:span></text:span><text:span text:style-name="T22">). Com isso, teremos um </text:span><text:span text:style-name="Strong_20_Emphasis"><text:span text:style-name="T28">publicador</text:span></text:span><text:span text:style-name="Strong_20_Emphasis"><text:span text:style-name="T23"> </text:span></text:span><text:span text:style-name="T22">que divulga a mensagem e um </text:span><text:span text:style-name="Strong_20_Emphasis"><text:span text:style-name="T28">consumidor</text:span></text:span><text:span text:style-name="T22">, o </text:span><text:span text:style-name="Emphasis"><text:span text:style-name="T28">subscribe</text:span></text:span><text:span text:style-name="T22">, que consome essa mensagem.</text:span></text:p>
      <text:p text:style-name="P14"/>
      <text:p text:style-name="P9"><text:span text:style-name="T22">O </text:span><text:span text:style-name="T24">s</text:span><text:span text:style-name="Emphasis"><text:span text:style-name="T23">ubscribe </text:span></text:span><text:span text:style-name="T22">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6"><text:span text:style-name="T6">Para isso, trabalhamos com o </text:span><text:span text:style-name="Strong_20_Emphasis"><text:span text:style-name="T10">Queue</text:span></text:span><text:span text:style-name="T6">,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9"><text:span text:style-name="T22">Essa fila, segue uma característica chama FIFO (</text:span><text:span text:style-name="Emphasis"><text:span text:style-name="T23">First In, First Out</text:span></text:span><text:span text:style-name="T22">). Ou seja, a primeira mensagem que entra na fila será a primeira a ser entregue. Podemos configurar prioridades, mas esse é o padrão.</text:span></text:p>
      <text:h text:style-name="P1" text:outline-level="4"/>
      <text:h text:style-name="Heading_20_2" text:outline-level="2">Exchanges: </text:h>
      <text:p text:style-name="P14"/>
      <text:p text:style-name="P9"><text:span text:style-name="T22">Geralmente, ao publicarmos uma mensagem não a jogamos direto na fila e sim criamos uma </text:span><text:span text:style-name="Emphasis"><text:span text:style-name="T28">exchange</text:span></text:span><text:span text:style-name="Emphasis"><text:span text:style-name="T23"> </text:span></text:span><text:span text:style-name="T22">-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4" text:outline-level="4">Default</text:h>
      <text:p text:style-name="P2"/>
      <text:p text:style-name="P9"><text:soft-page-break/><text:span text:style-name="T22">Este tipo é um padrão que já vem com o </text:span><text:span text:style-name="Emphasis"><text:span text:style-name="T28">broker</text:span></text:span><text:span text:style-name="T22">,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9"><text:span text:style-name="T22">Portanto, na </text:span><text:span text:style-name="Emphasis"><text:span text:style-name="T28">exchange default</text:span></text:span><text:span text:style-name="Emphasis"><text:span text:style-name="T23"> </text:span></text:span><text:span text:style-name="T22">não indicamos o nome da exchange, somente indicamos a fila. Nenhuma mensagem é enviada diretamente para a fila.</text:span></text:p>
      <text:h text:style-name="P4" text:outline-level="4">Direct</text:h>
      <text:p text:style-name="P5"/>
      <text:p text:style-name="P9"><text:span text:style-name="T22">Outro tipo de exchange é a </text:span><text:span text:style-name="Emphasis"><text:span text:style-name="T23">direct</text:span></text:span><text:span text:style-name="T22">, ou seja, direta. Ela envia a mensagem para uma fila específica, em que temos uma </text:span><text:span text:style-name="Emphasis"><text:span text:style-name="T28">routing</text:span></text:span><text:span text:style-name="Emphasis"><text:span text:style-name="T23"> </text:span></text:span><text:span text:style-name="Emphasis"><text:span text:style-name="T28">key </text:span></text:span><text:span text:style-name="T22">(chave de roteamento) configurada e todas as filas que possuírem essa chave receberam essa mensagem.</text:span></text:p>
      <text:p text:style-name="P9"><text:span text:style-name="T22">Ele possui um algoritmo padrão chamado </text:span><text:span text:style-name="Emphasis"><text:span text:style-name="T28">round-robin </text:span></text:span><text:span text:style-name="T22">e os consumidores recebem as mensagens de forma balanceada. Isto é, se tivermos cinco consumidores para aquele tipo de exchange, a cada envio um deles irá receber.</text:span></text:p>
      <text:h text:style-name="P4" text:outline-level="4"/>
      <text:h text:style-name="P4" text:outline-level="4">Fanout</text:h>
      <text:p text:style-name="P14"/>
      <text:p text:style-name="P9"><text:span text:style-name="T22">Esse tipo ignora a routing key, ele envia a mensagem para todos que possuem um vínculo com a fila, usando o </text:span><text:span text:style-name="Emphasis"><text:span text:style-name="T28">binding key </text:span></text:span><text:span text:style-name="T22">(em português, "chave de ligação"). Isto é, envia a mensagem para todas as filas relacionadas a determinada exchange.</text:span></text:p>
      <text:h text:style-name="P1" text:outline-level="4"/>
      <text:h text:style-name="P4" text:outline-level="4">Topic</text:h>
      <text:p text:style-name="P3"/>
      <text:p text:style-name="P3">É uma forma mais avançada de exchange, em que conseguimos determinar regras e configurar como será a entrega.</text:p>
      <text:h text:style-name="P4" text:outline-level="4">Header</text:h>
      <text:p text:style-name="P5"/>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6"><text:span text:style-name="T6">Os protocolos de comunicação são os responsáveis pela operação do</text:span><text:span text:style-name="T10"> </text:span><text:span text:style-name="Emphasis"><text:span text:style-name="T10">message broker </text:span></text:span><text:span text:style-name="T6">e de como será o envio/recebimento de mensagens entre os clientes do broker. O RabbitMQ possui suporte a vários protocolos, vou citar os principais aqui:</text:span></text:p>
      <text:p text:style-name="P9"><text:span text:style-name="Strong_20_Emphasis"><text:span text:style-name="T23">AMQP:</text:span></text:span></text:p>
      <text:p text:style-name="P9"><text:span text:style-name="T22">Como citei em vídeo, </text:span><text:span text:style-name="Strong_20_Emphasis"><text:span text:style-name="T28">AMQP </text:span></text:span><text:span text:style-name="T22">é a sigla para </text:span><text:span text:style-name="Emphasis"><text:span text:style-name="T23">Advanced Messaging Queue Protocol</text:span></text:span><text:span text:style-name="T22">, e é o protocolo base no qual foi construído o RabbitMQ. Esse protocolo possui inúmeras vantagens, como enfileiramento confiável de mensagens, roteamento flexível, transações, segurança e interoperabilidade.</text:span></text:p>
      <text:p text:style-name="P9"><text:span text:style-name="T22">Nesse modelo de protocolo, temos algumas partes envolvidas. A primeira delas é o </text:span><text:span text:style-name="Strong_20_Emphasis"><text:span text:style-name="Emphasis"><text:span text:style-name="T23">publisher</text:span></text:span></text:span><text:span text:style-name="T22">, que vai publicar mensagens para uma outra entidade denominada </text:span><text:span text:style-name="Strong_20_Emphasis"><text:span text:style-name="Emphasis"><text:span text:style-name="T23">exchange</text:span></text:span></text:span><text:span text:style-name="T22">. Essa </text:span><text:span text:style-name="Emphasis"><text:span text:style-name="T23">exchange</text:span></text:span><text:span text:style-name="T22">, de acordo com regras programáveis (tipo da exchange e os </text:span><text:span text:style-name="Emphasis"><text:span text:style-name="T23">bindings</text:span></text:span><text:span text:style-name="T22">), vai encaminhar essas mensagens para as filas, que por sua vez vão estar sendo consumidas por algum </text:span><text:span text:style-name="Strong_20_Emphasis"><text:span text:style-name="Emphasis"><text:span text:style-name="T23">subscriber</text:span></text:span></text:span><text:span text:style-name="T22">, que "assinou" para receber dados dessa fila.</text:span></text:p>
      <text:p text:style-name="P9"><text:span text:style-name="T22">Uma das características desse protocolo é justamente o fato de que um </text:span><text:span text:style-name="Emphasis"><text:span text:style-name="T23">publisher</text:span></text:span><text:span text:style-name="T22">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32">documentação</text:span></text:a><text:span text:style-name="T23"> bem completa sobre esse protocolo.</text:span></text:p>
      <text:p text:style-name="P16"/>
      <text:p text:style-name="P11"><text:span text:style-name="Strong_20_Emphasis"><text:span text:style-name="T37">MQTT:</text:span></text:span></text:p>
      <text:p text:style-name="P11"><text:span text:style-name="Strong_20_Emphasis"><text:span text:style-name="T37"/></text:span></text:p>
      <text:p text:style-name="P11"><text:span text:style-name="T37">O </text:span><text:span text:style-name="Strong_20_Emphasis"><text:span text:style-name="Emphasis"><text:span text:style-name="T37">Message Queue Telemetry Transport</text:span></text:span></text:span><text:span text:style-name="T37">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11"><text:soft-page-break/><text:span text:style-name="Strong_20_Emphasis"><text:span text:style-name="T37">STOMP:</text:span></text:span></text:p>
      <text:p text:style-name="P11"><text:span text:style-name="Strong_20_Emphasis"><text:span text:style-name="T37"/></text:span></text:p>
      <text:p text:style-name="P11"><text:span text:style-name="T37">O </text:span><text:span text:style-name="Strong_20_Emphasis"><text:span text:style-name="Emphasis"><text:span text:style-name="T37">Simple (or Streaming) Text Oriented Message Protocol</text:span></text:span></text:span><text:span text:style-name="T37"> é um protocolo baseado em texto, construído para trabalhar com </text:span><text:span text:style-name="Emphasis"><text:span text:style-name="T37">middlewares</text:span></text:span><text:span text:style-name="T37"> orientados à mensagem. Possui uma estrutura similar ao AMQP, com cabeçalho, propriedades e corpo da mensagem, porém não lida com tópicos ou filas. Ele usa uma semântica de string de destino.</text:span></text:p>
      <text:p text:style-name="P7">Como nossos microsserviços foram construídos com o framework Spring, o protocolo adotado foi o AMQP, visto que a dependência Spring AMQP já encapsula inúmeras facilidades para tratar essa comunicação.</text:p>
      <text:p text:style-name="P8"/>
      <text:p text:style-name="P16"/>
      <text:p text:style-name="P17">Para subir um container do RabbitMQ para fazer o teste use esse comando no terminal : </text:p>
      <text:p text:style-name="P17"/>
      <text:p text:style-name="P13"><text:span text:style-name="Source_20_Text"><text:span text:style-name="T39"># latest RabbitMQ </text:span></text:span><text:span text:style-name="Source_20_Text"><text:span text:style-name="T40">3.10 </text:span></text:span><text:span text:style-name="Source_20_Text"><text:span text:style-name="T41">usei a 3,12</text:span></text:span></text:p>
      <text:p text:style-name="P12"><text:span text:style-name="Source_20_Text"><text:span text:style-name="T34">docker run -it </text:span></text:span><text:span text:style-name="Source_20_Text"><text:span text:style-name="T35">--rm</text:span></text:span><text:span text:style-name="Source_20_Text"><text:span text:style-name="T34"> </text:span></text:span><text:span text:style-name="Source_20_Text"><text:span text:style-name="T35">--name</text:span></text:span><text:span text:style-name="Source_20_Text"><text:span text:style-name="T34"> rabbitmq -</text:span></text:span><text:span text:style-name="Source_20_Text"><text:span text:style-name="T36">p</text:span></text:span><text:span text:style-name="Source_20_Text"><text:span text:style-name="T34"> </text:span></text:span><text:span text:style-name="Source_20_Text"><text:span text:style-name="T35">5672</text:span></text:span><text:span text:style-name="Source_20_Text"><text:span text:style-name="T34">:</text:span></text:span><text:span text:style-name="Source_20_Text"><text:span text:style-name="T35">5672</text:span></text:span><text:span text:style-name="Source_20_Text"><text:span text:style-name="T34"> -p </text:span></text:span><text:span text:style-name="Source_20_Text"><text:span text:style-name="T35">15672</text:span></text:span><text:span text:style-name="Source_20_Text"><text:span text:style-name="T34">:</text:span></text:span><text:span text:style-name="Source_20_Text"><text:span text:style-name="T35">15672</text:span></text:span><text:span text:style-name="Source_20_Text"><text:span text:style-name="T34"> rabbitmq:</text:span></text:span><text:span text:style-name="Source_20_Text"><text:span text:style-name="T35">3.10</text:span></text:span><text:span text:style-name="Source_20_Text"><text:span text:style-name="T34">-management</text:span></text:span></text:p>
      <text:p text:style-name="P18"><text:s/></text:p>
      <text:p text:style-name="P19"><text:span text:style-name="T42"><text:s/></text:span></text:p>
      <text:p text:style-name="P19"><text:span text:style-name="T44">É um comando </text:span><text:span text:style-name="Source_20_Text"><text:span text:style-name="T44">docker run</text:span></text:span><text:span text:style-name="Source_20_Text"><text:span text:style-name="T42"> </text:span></text:span><text:span text:style-name="T44">que passa o nome do container, as portas mapeadas - por padrão são a 5672 e a 5672 - e a imagem que vamos usar é a </text:span><text:span text:style-name="Source_20_Text"><text:span text:style-name="T44">rabbitmq:3.1</text:span></text:span><text:span text:style-name="Source_20_Text"><text:span text:style-name="T45">2</text:span></text:span><text:span text:style-name="Source_20_Text"><text:span text:style-name="T44">-management</text:span></text:span><text:span text:style-name="T44">.</text:span></text:p>
      <text:p text:style-name="P19"><text:span text:style-name="T44"/></text:p>
      <text:p text:style-name="P21"><text:span text:style-name="T25">Abra uma nova guia na url com o endereço </text:span><text:span text:style-name="Source_20_Text"><text:span text:style-name="T31">localhost:15672</text:span></text:span></text:p>
      <text:p text:style-name="P20"><text:span text:style-name="T44"><text:s/>para abrirmos o RabbitMQ no nosso navegador. </text:span><text:span text:style-name="T46">Quando não se tem um usuário configurado o usuário e a senha são </text:span><text:span text:style-name="T43">guest.</text:span></text:p>
      <text:p text:style-name="P20"><text:span text:style-name="T43"/></text:p>
      <text:p text:style-name="P20"><text:span text:style-name="T46">Com o login feito, seremos redirecionados para a página principal de administração do RabbitMQ. Na parte superior temos alguns menus: </text:span><text:span text:style-name="Emphasis"><text:span text:style-name="T38">Overview</text:span></text:span><text:span text:style-name="T46">, </text:span><text:span text:style-name="Emphasis"><text:span text:style-name="T38">Connections</text:span></text:span><text:span text:style-name="T46">, </text:span><text:span text:style-name="Emphasis"><text:span text:style-name="T38">Channels</text:span></text:span><text:span text:style-name="T46">, </text:span><text:span text:style-name="Emphasis"><text:span text:style-name="T38">Exchanges</text:span></text:span><text:span text:style-name="T46">, </text:span><text:span text:style-name="Emphasis"><text:span text:style-name="T38">Queues</text:span></text:span><text:span text:style-name="T46"> e </text:span><text:span text:style-name="Emphasis"><text:span text:style-name="T38">Admin</text:span></text:span><text:span text:style-name="T46">.</text:span></text:p>
      <text:p text:style-name="P9"><text:span text:style-name="T22">Na aba "Overview", abaixo do campo "Global counts", ainda não há nenhuma conexão (</text:span><text:span text:style-name="Emphasis"><text:span text:style-name="T23">Connections</text:span></text:span><text:span text:style-name="T22">) e nem canais (</text:span><text:span text:style-name="Emphasis"><text:span text:style-name="T23">Channels</text:span></text:span><text:span text:style-name="T22">). À direita dos canais, podemos visualizar que mesmo sem criar nada, temos 7 exchanges.</text:span></text:p>
      <text:p text:style-name="P6"><text:soft-page-break/><text:line-break/><text:span text:style-name="T15">Clicando na aba "Exchanges" no menu superior, são as exchanges que já estão pré-configuradas:</text:span></text:p>
      <text:p text:style-name="P6"><text:span text:style-name="T29"/></text:p>
      <text:p text:style-name="P6"><draw:frame draw:style-name="fr1" draw:name="Figura1" text:anchor-type="char" svg:width="17cm" svg:height="14.459cm" draw:z-index="0"><draw:image xlink:href="Pictures/10000001000002B8000002505594A7E37AC33309.png" xlink:type="simple" xlink:show="embed" xlink:actuate="onLoad" draw:mime-type="image/png"/></draw:frame><text:span text:style-name="T29"/></text:p>
      <text:p text:style-name="P6"><text:span text:style-name="T15"/></text:p>
      <text:p text:style-name="P6"><text:span text:style-name="T7">Portanto, já temos algumas opções que podemos utilizar que o próprio RabbitMQ nos fornece ou podemos criar a nossa própria ao usar o </text:span><text:span text:style-name="Emphasis"><text:span text:style-name="T8">client</text:span></text:span><text:span text:style-name="T7">.</text:span></text:p>
      <text:p text:style-name="P9"><text:span text:style-name="T22">Vamos clicar em "Queues" no menu superior, sendo o das filas. O que fazemos pelo </text:span><text:span text:style-name="Emphasis"><text:span text:style-name="T23">client</text:span></text:span><text:span text:style-name="T22">, pela aplicação de criar uma fila, conectar e publicar uma mensagem, também é possível efetuarmos pelo </text:span><text:span text:style-name="Emphasis"><text:span text:style-name="T23">queues</text:span></text:span><text:span text:style-name="T22">.</text:span></text:p>
      <text:p text:style-name="P9"><text:span text:style-name="T22">Por exemplo, quando temos essa parte de configuração da fila, em "Add a new queue", podemos adicionar um nome para ela, informar se </text:span><text:soft-page-break/><text:span text:style-name="T22">ela é durável ou não - isto é, se vamos persistir essa fila. Podemos, também, incluir a opção de </text:span><text:span text:style-name="Emphasis"><text:span text:style-name="T23">autodelete</text:span></text:span><text:span text:style-name="T22">. O que é autodelete?</text:span></text:p>
      <text:p text:style-name="P9"><text:span text:style-name="T22">Uma vez que temos consumidores que não estão mais usando essa fila, podemos programá-la para ela se auto destruir. Com isso, nenhum consumidor (</text:span><text:span text:style-name="Emphasis"><text:span text:style-name="T23">subscribe</text:span></text:span><text:span text:style-name="T22">) está esperando mensagem dessa fila. Mais abaixo, temos o </text:span><text:span text:style-name="Emphasis"><text:span text:style-name="T23">autoexpired</text:span></text:span><text:span text:style-name="T22"> e outros argumentos que podemos selecionar para usarmos.</text:span></text:p>
      <text:p text:style-name="P9"><text:span text:style-name="T22">No </text:span><text:span text:style-name="Emphasis"><text:span text:style-name="T23">autoexpired</text:span></text:span><text:span text:style-name="T22">, se uma fila está parada e não tem ninguém enviando mensagem para ela, podemos configurar que após determinado tempo ela seja expirada. O mesmo ocorre com o </text:span><text:span text:style-name="Emphasis"><text:span text:style-name="T23">Message TTL</text:span></text:span><text:span text:style-name="T22">,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6"><text:span text:style-name="Strong_20_Emphasis"><text:span text:style-name="T11">queue</text:span></text:span><text:span text:style-name="T11"> (filas) e </text:span><text:span text:style-name="Strong_20_Emphasis"><text:span text:style-name="T11">exchanges</text:span></text:span><text:span text:style-name="T11"> (trocas) </text:span><text:span text:style-name="T7">que são utilizados na troca de mensagens;</text:span></text:p>
      <text:p text:style-name="P6"><draw:frame draw:style-name="fr1" draw:name="Figura2" text:anchor-type="char" svg:width="17cm" svg:height="6.031cm" draw:z-index="1"><draw:image xlink:href="Pictures/100000010000052A000001D50D71F01FA8819D75.png" xlink:type="simple" xlink:show="embed" xlink:actuate="onLoad" draw:mime-type="image/png"/></draw:frame><text:span text:style-name="T15"/></text:p>
      <text:p text:style-name="P6"><text:span text:style-name="T15"/></text:p>
      <text:p text:style-name="P6"><text:span text:style-name="T7">Outra opção interessante é a </text:span><text:span text:style-name="Emphasis"><text:span text:style-name="T8">overflow behavior</text:span></text:span><text:span text:style-name="T7">.</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9"><text:span text:style-name="T22">As ações quando houver um transbordo podem ser, portanto, o </text:span><text:span text:style-name="Emphasis"><text:span text:style-name="T23">drop-head</text:span></text:span><text:span text:style-name="T22"> e o </text:span><text:span text:style-name="Emphasis"><text:span text:style-name="T23">reject-publish</text:span></text:span><text:span text:style-name="T22">.</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9"><text:span text:style-name="T22">Caso seja um procedimento que faremos bastante, não precisamos rodar o comando</text:span><text:span text:style-name="T27"> </text:span><text:span text:style-name="Source_20_Text"><text:span text:style-name="T26">docker run</text:span></text:span><text:span text:style-name="T27"> t</text:span><text:span text:style-name="T22">oda vez. Vamos deixar no</text:span></text:p>
      <text:p text:style-name="P6"><text:span text:style-name="T4"><text:s/></text:span><text:a xlink:type="simple" xlink:href="https://cursos.alura.com.br/course/microsservicos-pratica-mensageria-rabbitmq/task/114846" text:style-name="Internet_20_link" text:visited-style-name="Visited_20_Internet_20_Link"><text:span text:style-name="T33">Para saber mais: Docker Compose </text:span></text:a><text:span text:style-name="T3">,</text:span><text:span text:style-name="T15">como você pode montar um Docker Compose, para subir e destruir esse container quando você quiser usar.</text:span></text:p>
      <text:p text:style-name="P6"><text:span text:style-name="T15"/></text:p>
      <text:p text:style-name="P24"><text:span text:style-name="T13">P</text:span><text:span text:style-name="T14">ara definir o tempo de validade de uma mensagem na fila antes do seu descarte</text:span></text:p>
      <text:p text:style-name="P24"><text:span text:style-name="T14"/></text:p>
      <text:p text:style-name="P26"><text:span text:style-name="T19">M</text:span><text:span text:style-name="T20">essage TTL</text:span></text:p>
      <text:p text:style-name="P24"><text:span text:style-name="T13">D</text:span><text:span text:style-name="T14">efine o tempo que uma mensagem publicada pode permanecer na fila antes de ser descartada.</text:span></text:p>
      <text:p text:style-name="P24"><text:span text:style-name="T21">Auto-expire</text:span></text:p>
      <text:p text:style-name="P24"><text:span text:style-name="T14">Determina o tempo que uma fila pode estar sem uso antes de ser excluída automaticamente.</text:span></text:p>
      <text:p text:style-name="P24"><text:span text:style-name="T21">Overflow Behaviour</text:span></text:p>
      <text:p text:style-name="P24"><text:span text:style-name="T14">É a configuração que determna qual o comportamento esperado quando houver um transbordo na fila. Isso ocorre quando se configura um tamanho máximo para a fila, em tamanho ou bytes. </text:span></text:p>
      <text:p text:style-name="P6"><text:span text:style-name="T29"/></text:p>
      <text:p text:style-name="P27"><text:span text:style-name="T17">A</text:span><text:span text:style-name="T18">uto-delete</text:span></text:p>
      <text:p text:style-name="P24"><text:span text:style-name="T14">Faz com que a fila seja excluída quando todos os consumidores forem desconectados.</text:span></text:p>
      <text:p text:style-name="P25"><text:soft-page-break/><text:span text:style-name="T30"/></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text:p text:style-name="P6"><text:span text:style-name="T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1T09:58:40.048985239</dc:date>
    <meta:editing-duration>PT46M23S</meta:editing-duration>
    <meta:editing-cycles>17</meta:editing-cycles>
    <meta:generator>LibreOffice/7.3.7.2$Linux_X86_64 LibreOffice_project/30$Build-2</meta:generator>
    <meta:document-statistic meta:table-count="0" meta:image-count="2" meta:object-count="0" meta:page-count="9" meta:paragraph-count="82" meta:word-count="1791" meta:character-count="11136" meta:non-whitespace-character-count="9416"/>
  </office:meta>
</office:document-meta>
</file>